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5-01-0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4-01-1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3-01-1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1-12-29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0-12-2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20-01-0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19-01-10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18-01-0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17-01-04 17:2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19097432101</text:p>
          </table:table-cell>
          <table:table-cell office:value-type="string" calcext:value-type="string">
            <text:p>2016-01-12 15:28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